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44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8.904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draw:fill-color="#ffff00"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-outline1">
      <style:graphic-properties fo:min-height="2.95cm"/>
      <style:paragraph-properties style:writing-mode="lr-tb"/>
    </style:style>
    <style:style style:name="P1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00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use-window-font-color="true" loext:opacity="0%" style:text-underline-style="none" fo:font-weight="normal" fo:background-color="#ffa6a6" style:font-weight-asian="normal" style:font-weight-complex="normal"/>
    </style:style>
    <style:style style:name="T20" style:family="text">
      <style:text-properties style:use-window-font-color="true" loext:opacity="0%" fo:font-style="italic" style:text-underline-style="none" fo:font-weight="normal" fo:background-color="#ffa6a6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4.445cm" svg:x="1.905cm" svg:y="0.621cm" presentation:class="title" presentation:user-transformed="true">
          <draw:text-box>
            <text:p text:style-name="P1"><text:span text:style-name="T1">Weekly Summary</text:span><text:span text:style-name="T1"><text:line-break/></text:span><text:span text:style-name="T2">by Aryan Ritwajeet Jha</text:span><text:span text:style-name="T1"> </text:span></text:p>
          </draw:text-box>
        </draw:frame>
        <draw:frame presentation:style-name="pr2" draw:text-style-name="P3" draw:layer="layout" svg:width="25cm" svg:height="8.904cm" svg:x="1.67cm" svg:y="5.066cm" presentation:class="subtitle" presentation:user-transformed="true">
          <draw:text-box>
            <text:p text:style-name="P2"><text:span text:style-name="T3">This week’s contents:</text:span></text:p>
            <text:p text:style-name="P2"><text:span text:style-name="T3"/></text:p>
            <text:p text:style-name="P2"><text:span text:style-name="T4">Network-Level Optimization for Unbalanced Power Distribution System: Approximation and Relaxation </text:span></text:p>
            <text:p text:style-name="P2"><text:span text:style-name="T5">by </text:span><text:span text:style-name="T6">Rahul Ranjan Jha and Anamika Dubey</text:span></text:p>
            <text:p text:style-name="P2"><text:span text:style-name="T6"/></text:p>
            <text:p text:style-name="P2"><text:span text:style-name="T7">Distributed Optimizations Using Reduced Network Equivalents for Radial Power Distribution Systems</text:span></text:p>
            <text:p text:style-name="P2"><text:span text:style-name="T8">By Rabayet Sadnan and Anamika Dub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5"><text:span text:style-name="T7">Network-Level Optimization for Unbalanced Power Distribution System: Approximation and Relaxation </text:span>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9">Non-Linear Programming (NLP)</text:span> to solve <text:span text:style-name="T9">Distribution Level – Optimal Power Flow (D-OPF) </text:span><text:span text:style-name="T10">poses </text:span><text:span text:style-name="T11">convergence issues</text:span><text:span text:style-name="T10"> and </text:span><text:span text:style-name="T12">not scalable for </text:span><text:span text:style-name="T13">unbalanced power distribution systems</text:span><text:span text:style-name="T14"> </text:span><text:span text:style-name="T12">(</text:span><text:span text:style-name="T15">upds</text:span><text:span text:style-name="T12">)</text:span><text:span text:style-name="T14">.</text:span></text:p>
              </text:list-item>
              <text:list-item>
                <text:p><text:span text:style-name="T16">Existing scalable solutions to D-OPF problem either use </text:span><text:span text:style-name="T12">approximations</text:span><text:span text:style-name="T16"> that are </text:span><text:span text:style-name="T12">not valid for </text:span><text:span text:style-name="T15">upds</text:span><text:span text:style-name="T17"> </text:span><text:span text:style-name="T18">or </text:span><text:span text:style-name="T11">relaxation techniques</text:span><text:span text:style-name="T18"> </text:span><text:span text:style-name="T11">not guaranteeing feasible power flow solution</text:span><text:span text:style-name="T1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 text:style-name="P5"><text:span text:style-name="T7">Network-Level Optimization for Unbalanced Power Distribution System: Approximation and Relaxation </text:span></text:p>
          </draw:text-box>
        </draw:frame>
        <draw:frame presentation:style-name="pr8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6">The authors scalable D-OPF algorithms have been proposed that </text:span><text:span text:style-name="T12">simultaneously achieve optimal and feasible solutions</text:span><text:span text:style-name="T16"> by solving </text:span><text:span text:style-name="T12">multiple iterations of approximate, or relaxed, D-OPF subproblems of low complexity.</text:span></text:p>
              </text:list-item>
              <text:list-item>
                <text:p><text:span text:style-name="T13">Algorithm 1 is based on </text:span><text:span text:style-name="T12">successive linear approximation of Nonlinear Power Flow equations around the current operating point</text:span><text:span text:style-name="T13">, where the D-OPF solution is obtained by solving multiple iterations of a linear programming problem.</text:span></text:p>
              </text:list-item>
              <text:list-item>
                <text:p><text:span text:style-name="T19">Algorithm 2 is based on the relaxation of the nonlinear power flow equations as conic constraints together with directional constraints, which achieves optimal and feasible solutions over multiple iterations of a </text:span><text:span text:style-name="T20">second-order cone programming</text:span><text:span text:style-name="T19"> (</text:span><text:span text:style-name="T20">SOCP</text:span><text:span text:style-name="T19">) problem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 text:style-name="P5"><text:span text:style-name="T7">Distributed Optimizations Using Reduced Network Equivalents for Radial Power Distribution Systems</text:span></text:p>
          </draw:text-box>
        </draw:frame>
        <draw:frame presentation:style-name="pr10" draw:layer="layout" svg:width="25cm" svg:height="9cm" svg:x="1.5cm" svg:y="3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1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4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2:43:12.755110070</meta:creation-date>
    <meta:editing-duration>PT4H42M5S</meta:editing-duration>
    <meta:editing-cycles>25</meta:editing-cycles>
    <meta:generator>LibreOffice/7.3.6.2$Linux_X86_64 LibreOffice_project/30$Build-2</meta:generator>
    <dc:title>Beehive</dc:title>
    <dc:date>2022-10-02T17:55:49.140758672</dc:date>
    <meta:document-statistic meta:object-count="194"/>
  </office:meta>
</office:document-meta>
</file>